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0406" officeooo:paragraph-rsid="000e0406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12529" style:font-name="apple-system" fo:font-size="12pt" fo:letter-spacing="normal" fo:font-style="normal" fo:font-weight="normal" officeooo:rsid="000e0406" officeooo:paragraph-rsid="000e0406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529" style:font-name="apple-system" fo:font-size="12pt" fo:letter-spacing="normal" fo:font-style="normal" fo:font-weight="normal" officeooo:paragraph-rsid="000e040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e0406" officeooo:paragraph-rsid="000e040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e040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e0406" officeooo:paragraph-rsid="000e0406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12529" style:font-name="apple-system" fo:font-size="12pt" fo:letter-spacing="normal" fo:font-style="normal" fo:font-weight="normal" officeooo:paragraph-rsid="000e0406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e0406" officeooo:paragraph-rsid="000e040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line-height="180%" fo:text-align="start" style:justify-single-word="false" fo:orphans="2" fo:widows="2" fo:text-indent="0cm" style:auto-text-indent="false"/>
    </style:style>
    <style:style style:name="T1" style:family="text">
      <style:text-properties officeooo:rsid="000e0406"/>
    </style:style>
    <style:style style:name="T2" style:family="text">
      <style:text-properties fo:font-variant="normal" fo:text-transform="none" fo:color="#212529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12529" style:font-name="apple-system" fo:font-size="12pt" fo:letter-spacing="normal" fo:font-style="normal" fo:font-weight="bold" fo:background-color="#ffff00" loext:char-shading-value="0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bold" fo:background-color="#ffff00" loext:char-shading-value="0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bold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212529" style:font-name="apple-system" fo:font-size="12pt" fo:letter-spacing="normal" fo:font-style="normal" fo:font-weight="bold" fo:background-color="transparent" loext:char-shading-value="0"/>
    </style:style>
    <style:style style:name="T7" style:family="text">
      <style:text-properties fo:font-variant="normal" fo:text-transform="none" fo:color="#212529" style:font-name="apple-system" fo:font-size="12pt" fo:letter-spacing="normal" fo:font-style="normal" fo:font-weight="bold" fo:background-color="transparent" loext:char-shading-value="0"/>
    </style:style>
    <style:style style:name="T8" style:family="text">
      <style:text-properties fo:font-variant="normal" fo:text-transform="none" fo:color="#212529" style:font-name="apple-system" fo:font-size="12pt" fo:letter-spacing="normal" fo:font-style="normal" fo:font-weight="bold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fo:color="#212529" style:font-name="apple-system" fo:font-size="12pt" fo:letter-spacing="normal" fo:font-style="normal" fo:font-weight="normal" fo:background-color="#ffff00" loext:char-shading-value="0"/>
    </style:style>
    <style:style style:name="T12" style:family="text">
      <style:text-properties fo:font-variant="normal" fo:text-transform="none" fo:color="#212529" style:font-name="apple-system" fo:font-size="12pt" fo:letter-spacing="normal" fo:font-style="normal" fo:font-weight="normal" fo:background-color="#ffff00" loext:char-shading-value="0"/>
    </style:style>
    <style:style style:name="T13" style:family="text">
      <style:text-properties fo:font-variant="normal" fo:text-transform="none" fo:color="#212529" style:font-name="apple-system" fo:font-size="12pt" fo:letter-spacing="normal" fo:font-style="normal" fo:font-weight="normal" fo:background-color="#ffff00" loext:char-shading-value="0" style:font-weight-asian="normal" style:font-weight-complex="normal"/>
    </style:style>
    <style:style style:name="T14" style:family="text">
      <style:text-properties fo:font-variant="normal" fo:text-transform="none" fo:color="#212529" style:font-name="apple-system" fo:font-size="12pt" fo:letter-spacing="normal" fo:font-style="normal" fo:font-weight="normal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212529" style:font-name="apple-system" fo:font-size="12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12529" fo:font-size="12pt" fo:letter-spacing="normal" fo:font-style="normal" fo:font-weight="normal"/>
    </style:style>
    <style:style style:name="T17" style:family="text">
      <style:text-properties fo:font-variant="normal" fo:text-transform="none" fo:color="#212529" fo:font-size="12pt" fo:letter-spacing="normal" fo:font-style="normal" fo:font-weight="normal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212529" fo:font-size="12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212529" style:font-name="Liberation Serif" fo:font-size="12pt" fo:letter-spacing="normal" fo:font-style="normal" fo:font-weight="normal"/>
    </style:style>
    <style:style style:name="T20" style:family="text">
      <style:text-properties fo:font-variant="normal" fo:text-transform="none" fo:color="#212529" style:font-name="Liberation Serif" fo:font-size="12pt" fo:letter-spacing="normal" fo:font-style="normal" fo:font-weight="normal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212529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12529" style:font-name="Liberation Serif" fo:font-size="12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212529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12529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212529" style:font-name="Liberation Serif" fo:letter-spacing="normal" fo:font-style="normal" fo:font-weight="normal"/>
    </style:style>
    <style:style style:name="T26" style:family="text">
      <style:text-properties fo:font-variant="normal" fo:text-transform="none" fo:color="#212529" style:font-name="Liberation Serif" fo:letter-spacing="normal" fo:font-style="normal" fo:font-weight="normal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212529" style:font-name="Liberation Serif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4d4d4d" style:font-name="Open Sans" fo:font-size="12pt" fo:letter-spacing="normal" fo:font-style="normal" fo:font-weight="normal"/>
    </style:style>
    <style:style style:name="T29" style:family="text">
      <style:text-properties fo:font-variant="normal" fo:text-transform="none" fo:color="#4d4d4d" fo:font-size="12pt" fo:letter-spacing="normal" fo:font-style="normal" fo:font-weight="normal"/>
    </style:style>
    <style:style style:name="T30" style:family="text">
      <style:text-properties fo:font-variant="normal" fo:text-transform="none" fo:color="#4d4d4d" style:font-name="Liberation Serif" fo:font-size="12pt" fo:letter-spacing="normal" fo:font-style="normal" fo:font-weight="normal"/>
    </style:style>
    <style:style style:name="T31" style:family="text">
      <style:text-properties fo:font-variant="normal" fo:text-transform="none" fo:color="#4d4d4d" style:font-name="Liberation Serif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4d4d4d" style:font-name="Liberation Serif" fo:letter-spacing="normal" fo:font-style="normal" fo:font-weight="normal"/>
    </style:style>
    <style:style style:name="T33" style:family="text">
      <style:text-properties fo:font-variant="normal" fo:text-transform="none" fo:color="#006dc1" style:text-line-through-style="none" style:text-line-through-type="none" style:font-name="Open Sans" fo:font-size="12pt" fo:letter-spacing="normal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6dc1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/>
    </style:style>
    <style:style style:name="T35" style:family="text">
      <style:text-properties fo:font-variant="normal" fo:text-transform="none" fo:color="#006dc1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/>
    </style:style>
    <style:style style:name="T36" style:family="text">
      <style:text-properties fo:font-variant="normal" fo:text-transform="none" fo:color="#006dc1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6dc1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4d4d4d"/>
    </style:style>
    <style:style style:name="T54" style:family="text">
      <style:text-properties fo:color="#4d4d4d" style:font-name="Open Sans"/>
    </style:style>
    <style:style style:name="T55" style:family="text">
      <style:text-properties fo:color="#4d4d4d" style:font-name="Liberation Serif"/>
    </style:style>
    <style:style style:name="T56" style:family="text">
      <style:text-properties fo:color="#4d4d4d" style:font-name="Liberation Serif" style:font-size-asian="12pt" style:font-size-complex="12pt"/>
    </style:style>
    <style:style style:name="T57" style:family="text">
      <style:text-properties fo:color="#006dc1" style:text-line-through-style="none" style:text-line-through-type="none" style:font-name="Open Sans" style:text-underline-style="none" style:text-blinking="false" fo:background-color="#ffffff" loext:char-shading-value="0"/>
    </style:style>
    <style:style style:name="T58" style:family="text">
      <style:text-properties fo:color="#006dc1" style:text-line-through-style="none" style:text-line-through-type="none" style:font-name="Open Sans" style:text-underline-style="none" fo:font-weight="bold" style:text-blinking="false" fo:background-color="transparent" loext:char-shading-value="0"/>
    </style:style>
    <style:style style:name="T59" style:family="text">
      <style:text-properties fo:color="#006dc1" style:text-line-through-style="none" style:text-line-through-type="none" style:text-underline-style="none" style:text-blinking="false" fo:background-color="#ffffff" loext:char-shading-value="0"/>
    </style:style>
    <style:style style:name="T60" style:family="text">
      <style:text-properties fo:color="#006dc1" style:text-line-through-style="none" style:text-line-through-type="none" style:text-underline-style="none" fo:font-weight="bold" style:text-blinking="false" fo:background-color="transparent" loext:char-shading-value="0"/>
    </style:style>
    <style:style style:name="T61" style:family="text">
      <style:text-properties fo:color="#006dc1" style:text-line-through-style="none" style:text-line-through-type="none" style:font-name="Liberation Serif" style:text-underline-style="none" style:text-blinking="false" fo:background-color="#ffffff" loext:char-shading-value="0"/>
    </style:style>
    <style:style style:name="T62" style:family="text">
      <style:text-properties fo:color="#006dc1" style:text-line-through-style="none" style:text-line-through-type="none" style:font-name="Liberation Serif" style:text-underline-style="none" style:text-blinking="false" fo:background-color="#ffffff" loext:char-shading-value="0" style:font-size-asian="12pt" style:font-size-complex="12pt"/>
    </style:style>
    <style:style style:name="T63" style:family="text">
      <style:text-properties fo:color="#006dc1" style:text-line-through-style="none" style:text-line-through-type="none" style:font-name="Liberation Serif" style:text-underline-style="none" fo:font-weight="bold" style:text-blinking="false" fo:background-color="transparent" loext:char-shading-value="0"/>
    </style:style>
    <style:style style:name="T64" style:family="text">
      <style:text-properties fo:color="#006dc1" style:text-line-through-style="none" style:text-line-through-type="none" style:font-name="Liberation Serif" style:text-underline-style="none" fo:font-weight="bold" style:text-blinking="false" fo:background-color="transparent" loext:char-shading-value="0" style:font-size-asian="12pt" style:font-size-complex="12pt"/>
    </style:style>
    <style:style style:name="T65" style:family="text">
      <style:text-properties style:text-line-through-style="none" style:text-line-through-type="none" style:font-name="Liberation Serif" style:text-underline-style="none" style:text-blinking="false" fo:background-color="#ffffff" loext:char-shading-value="0" style:font-size-asian="12pt" style:font-size-complex="12pt"/>
    </style:style>
    <style:style style:name="T66" style:family="text">
      <style:text-properties style:text-line-through-style="none" style:text-line-through-type="none" style:font-name="Liberation Serif" style:text-underline-style="none" fo:font-weight="bold" style:text-blinking="false" fo:background-color="transparent" loext:char-shading-value="0" style:font-size-asian="12pt" style:font-size-complex="12pt"/>
    </style:style>
    <style:style style:name="T67" style:family="text">
      <style:text-properties style:font-name="Liberation Serif" style:font-size-asian="12pt" style:font-size-complex="12pt"/>
    </style:style>
    <style:style style:name="T68" style:family="text">
      <style:text-properties fo:color="#000000" style:font-name="Liberation Serif" style:font-size-asian="12pt" style:font-size-complex="12pt"/>
    </style:style>
    <style:style style:name="T69" style:family="text">
      <style:text-properties fo:color="#000000" style:font-name="Liberation Serif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Serif" fo:font-weight="bold" style:font-size-asian="12pt" style:font-weight-asian="bold" style:font-size-complex="12pt" style:font-weight-complex="bold"/>
    </style:style>
    <style:style style:name="T71" style:family="text">
      <style:text-properties fo:color="#000000" style:text-line-through-style="none" style:text-line-through-type="none" style:font-name="Liberation Serif" style:text-underline-style="none" style:text-blinking="false" fo:background-color="#ffffff" loext:char-shading-value="0" style:font-size-asian="12pt" style:font-size-complex="12pt"/>
    </style:style>
    <style:style style:name="T72" style:family="text">
      <style:text-properties fo:color="#000000" style:text-line-through-style="none" style:text-line-through-type="none" style:font-name="Liberation Serif" style:text-underline-style="none" style:text-blinking="false" fo:background-color="#ffffff" loext:char-shading-value="0" style:font-size-asian="12pt" style:font-weight-asian="normal" style:font-size-complex="12pt" style:font-weight-complex="normal"/>
    </style:style>
    <style:style style:name="T73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 style:font-size-asian="12pt" style:font-size-complex="12pt"/>
    </style:style>
    <style:style style:name="T74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fo:color="#000000" style:text-line-through-style="none" style:text-line-through-type="none" style:font-name="Liberation Serif" style:text-underline-style="none" fo:font-weight="bold" style:text-blinking="false" fo:background-color="transparent" loext:char-shading-value="0" style:font-size-asian="12pt" style:font-size-complex="12pt"/>
    </style:style>
    <style:style style:name="T76" style:family="text">
      <style:text-properties fo:color="#000000" style:text-line-through-style="none" style:text-line-through-type="none" style:font-name="Liberation Serif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77" style:family="text">
      <style:text-properties fo:color="#000000" style:text-line-through-style="none" style:text-line-through-type="none" style:font-name="Liberation Serif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.</text:p>
      <text:p text:style-name="P6"/>
      <text:p text:style-name="P6"/>
      <text:p text:style-name="P4">Os combustíveis fósseis são aqueles que vieram da decomposição de seres vivos, animais e vegetais, através de milhares de anos. Entre eles, os principais são o petróleo, o gás natural e o carvão.</text:p>
      <text:p text:style-name="P2"><text:span text:style-name="T69">Produtos feitos a partir deles têm muitas utilizações. As usinas elétricas os usam para gerar </text:span><text:a xlink:type="simple" xlink:href="https://escola.britannica.com.br/artigo/eletricidade/481213" text:style-name="Internet_20_link" text:visited-style-name="Visited_20_Internet_20_Link"><text:span text:style-name="T72">eletricidade</text:span></text:a><text:span text:style-name="T69">. As pessoas queimam combustíveis fósseis para aquecer casas e outras construções. A gasolina, que é feita de petróleo, move </text:span><text:a xlink:type="simple" xlink:href="https://escola.britannica.com.br/artigo/automóvel/480711" text:style-name="Internet_20_link" text:visited-style-name="Visited_20_Internet_20_Link"><text:span text:style-name="T72">carros</text:span></text:a><text:span text:style-name="T69"> e outros tipos de equipamentos motorizados.</text:span></text:p>
      <text:p text:style-name="P8">Combustíveis fósseis se mostraram muito úteis na geração de energia para o desenvolvimento de nossa sociedade. Porém, as suas utilizações em larga escala possuem alguns pontos negativos. Veja alguns:</text:p>
      <text:p text:style-name="P10"><text:span text:style-name="Strong_20_Emphasis"><text:span text:style-name="T42">Poluição:</text:span></text:span><text:span text:style-name="T43"> Visto que todos os combustíveis fósseis são originados da decomposição de matéria orgânica, todos eles possuem em sua constituição quantidades variáveis de substâncias que contêm enxofre.</text:span></text:p>
      <text:p text:style-name="P9">Conforme já mencionado, isso gera grande poluição para o meio ambiente, como a chuva ácida. A queima desses combustíveis e de seus derivados, principalmente do diesel e da gasolina, libera ainda outros gases poluentes que aumentam o efeito estufa e, consequentemente, pioram o problema do aquecimento global.</text:p>
      <text:p text:style-name="P10"><text:span text:style-name="Strong_20_Emphasis"><text:span text:style-name="T42"><text:s/>Impactos ao meio ambiente:</text:span></text:span><text:span text:style-name="T42"> </text:span><text:span text:style-name="T43">O gás natural é o que emite menos poluentes, porém, o seu transporte e estocagem exigem gasodutos imensos, que podem causar impactos ao meio ambiente.</text:span></text:p>
      <text:p text:style-name="P5"><text:span text:style-name="T1">Por serem </text:span>recursos não renováveis — isto é, uma vez esgotados, estarão acabados para sempre. Desde o fim do século XVIII, a população mundial vem consumindo combustíveis fósseis em ritmo mais acelerado que nunca.</text:p>
      <text:p text:style-name="P7"><text:span text:style-name="T69">O uso de combustíveis fósseis de forma descontrolada é prejudicial ao </text:span><text:a xlink:type="simple" xlink:href="https://escola.britannica.com.br/artigo/ambiente/481233" text:style-name="Internet_20_link" text:visited-style-name="Visited_20_Internet_20_Link"><text:span text:style-name="T74">meio ambiente</text:span></text:a><text:span text:style-name="T69">. Quando petróleo e carvão são queimados, eles liberam gases nocivos que reagem com a umidade do ar, gerando a </text:span><text:a xlink:type="simple" xlink:href="https://escola.britannica.com.br/artigo/chuva-ácida/480517" text:style-name="Internet_20_link" text:visited-style-name="Visited_20_Internet_20_Link"><text:span text:style-name="T74">chuva ácida</text:span></text:a><text:span text:style-name="T69">, uma forma perigosa de </text:span><text:a xlink:type="simple" xlink:href="https://escola.britannica.com.br/artigo/poluição/482247" text:style-name="Internet_20_link" text:visited-style-name="Visited_20_Internet_20_Link"><text:span text:style-name="T74">poluição</text:span></text:a><text:span text:style-name="T69">. Outra consequência da queima de combustíveis fósseis é o aumento da temperatura da </text:span><text:a xlink:type="simple" xlink:href="https://escola.britannica.com.br/artigo/atmosfera/480701" text:style-name="Internet_20_link" text:visited-style-name="Visited_20_Internet_20_Link"><text:span text:style-name="T74">atmosfera</text:span></text:a><text:span text:style-name="T69"> da </text:span><text:a xlink:type="simple" xlink:href="https://escola.britannica.com.br/artigo/Terra/481186" text:style-name="Internet_20_link" text:visited-style-name="Visited_20_Internet_20_Link"><text:span text:style-name="T74">Terra</text:span></text:a><text:span text:style-name="T69">. Esse aquecimento vem desequilibrando o </text:span><text:a xlink:type="simple" xlink:href="https://escola.britannica.com.br/artigo/efeito-estufa/481419" text:style-name="Internet_20_link" text:visited-style-name="Visited_20_Internet_20_Link"><text:span text:style-name="T74">efeito estufa</text:span></text:a><text:span text:style-name="T69">, que é uma forma natural de a atmosfera controlar a temperatura do planeta, mantendo-o aquecido. Sem o efeito estufa não haveria vida na Terra. Porém, quando ele se intensifica, ocorre o </text:span><text:a xlink:type="simple" xlink:href="https://escola.britannica.com.br/artigo/aquecimento-global/481381" text:style-name="Internet_20_link" text:visited-style-name="Visited_20_Internet_20_Link"><text:span text:style-name="T74">aquecimento global</text:span></text:a><text:span text:style-name="T69">.</text:span></text:p>
      <text:p text:style-name="P11"><text:span text:style-name="T43">Cientistas e engenheiros vêm desenvolvendo </text:span><text:a xlink:type="simple" xlink:href="https://escola.britannica.com.br/artigo/energia-alternativa/603331" text:style-name="Internet_20_link" text:visited-style-name="Visited_20_Internet_20_Link"><text:span text:style-name="T52">novas maneiras</text:span></text:a><text:span text:style-name="T43"> de gerar energia sem o uso de combustíveis fósseis. Alguns carros, por exemplo, já são acionados por eletricidade em vez de gasolina. O </text:span><text:a xlink:type="simple" xlink:href="https://escola.britannica.com.br/artigo/álcool/483042" text:style-name="Internet_20_link" text:visited-style-name="Visited_20_Internet_20_Link"><text:span text:style-name="T52">álcool</text:span></text:a><text:span text:style-name="T43"> também é uma solução menos prejudicial à natureza. Residências podem ser aquecidas com </text:span><text:a xlink:type="simple" xlink:href="https://escola.britannica.com.br/artigo/energia-solar/482536" text:style-name="Internet_20_link" text:visited-style-name="Visited_20_Internet_20_Link"><text:span text:style-name="T52">energia solar</text:span></text:a><text:span text:style-name="T43">. Algumas usinas elétricas funcionam com </text:span><text:a xlink:type="simple" xlink:href="https://escola.britannica.com.br/artigo/energia-nuclear/482074" text:style-name="Internet_20_link" text:visited-style-name="Visited_20_Internet_20_Link"><text:span text:style-name="T52">energia nuclear</text:span></text:a><text:span text:style-name="T43">, energia hídrica (da água) ou energia eólica (do </text:span><text:a xlink:type="simple" xlink:href="https://escola.britannica.com.br/artigo/vento/482864" text:style-name="Internet_20_link" text:visited-style-name="Visited_20_Internet_20_Link"><text:span text:style-name="T52">vento</text:span></text:a><text:span text:style-name="T43">).</text:span></text:p>
      <text:p text:style-name="P3"><text:span text:style-name="T5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1:09:47.783436066</meta:creation-date>
    <dc:date>2020-11-10T11:18:21.090126278</dc:date>
    <meta:editing-duration>PT8M33S</meta:editing-duration>
    <meta:editing-cycles>1</meta:editing-cycles>
    <meta:document-statistic meta:table-count="0" meta:image-count="0" meta:object-count="0" meta:page-count="1" meta:paragraph-count="10" meta:word-count="400" meta:character-count="2608" meta:non-whitespace-character-count="2216"/>
    <meta:generator>LibreOffice/6.4.6.2$Linux_X86_64 LibreOffice_project/40$Build-2</meta:generator>
  </office:meta>
</office:document-meta>
</file>